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453.97pt" svg:height="255.03pt" svg:x="276.18pt" svg:y="863.46pt">
            <draw:object draw:notify-on-update-of-ranges="Sheet1.F62:Sheet1.J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97pt" svg:height="255.03pt" svg:x="278.11pt" svg:y="1282.96pt">
            <draw:object draw:notify-on-update-of-ranges="Sheet1.F90:Sheet1.F93 Sheet1.G90:Sheet1.G93 Sheet1.H90:Sheet1.H93 Sheet1.I90:Sheet1.I93 Sheet1.J90:Sheet1.J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2" office:value-type="string" calcext:value-type="string">
            <text:p>Sinai Park</text:p>
          </table:table-cell>
          <table:table-cell table:style-name="ce2" table:number-columns-repeated="9"/>
        </table:table-row>
        <table:table-row table:style-name="ro1">
          <table:table-cell table:style-name="ce3" office:value-type="date" office:date-value="2020-04-29" calcext:value-type="date">
            <text:p>04/29/2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S 214_Lab 11</text:p>
          </table:table-cell>
          <table:table-cell table:style-name="ce2" table:number-columns-repeated="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Threaded Sum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input file name</text:p>
          </table:table-cell>
          <table:table-cell table:style-name="ce2" office:value-type="string" calcext:value-type="string">
            <text:p>num of values</text:p>
          </table:table-cell>
          <table:table-cell table:style-name="ce2" office:value-type="string" calcext:value-type="string">
            <text:p>sum of numbers</text:p>
          </table:table-cell>
          <table:table-cell table:style-name="ce2"/>
          <table:table-cell table:style-name="ce2" office:value-type="string" calcext:value-type="string">
            <text:p>Jav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numbers.txt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float" office:value="1212802" calcext:value-type="float">
            <text:p>1212802</text:p>
          </table:table-cell>
          <table:table-cell office:value-type="float" office:value="486767" calcext:value-type="float">
            <text:p>486767</text:p>
          </table:table-cell>
          <table:table-cell office:value-type="float" office:value="638610" calcext:value-type="float">
            <text:p>638610</text:p>
          </table:table-cell>
          <table:table-cell office:value-type="float" office:value="911506" calcext:value-type="float">
            <text:p>911506</text:p>
          </table:table-cell>
          <table:table-cell office:value-type="float" office:value="955825" calcext:value-type="float">
            <text:p>955825</text:p>
          </table:table-cell>
        </table:table-row>
        <table:table-row table:style-name="ro1">
          <table:table-cell office:value-type="string" calcext:value-type="string">
            <text:p>1000numbers.txt</text:p>
          </table:table-cell>
          <table:table-cell office:value-type="float" office:value="1000" calcext:value-type="float">
            <text:p>1000</text:p>
          </table:table-cell>
          <table:table-cell office:value-type="float" office:value="50104" calcext:value-type="float">
            <text:p>50104</text:p>
          </table:table-cell>
          <table:table-cell/>
          <table:table-cell office:value-type="float" office:value="17112" calcext:value-type="float">
            <text:p>17112</text:p>
          </table:table-cell>
          <table:table-cell office:value-type="float" office:value="276788" calcext:value-type="float">
            <text:p>276788</text:p>
          </table:table-cell>
          <table:table-cell office:value-type="float" office:value="3314946" calcext:value-type="float">
            <text:p>3314946</text:p>
          </table:table-cell>
          <table:table-cell office:value-type="float" office:value="12556082" calcext:value-type="float">
            <text:p>12556082</text:p>
          </table:table-cell>
          <table:table-cell office:value-type="float" office:value="13175323" calcext:value-type="float">
            <text:p>13175323</text:p>
          </table:table-cell>
          <table:table-cell office:value-type="float" office:value="10307417" calcext:value-type="float">
            <text:p>10307417</text:p>
          </table:table-cell>
        </table:table-row>
        <table:table-row table:style-name="ro1">
          <table:table-cell office:value-type="string" calcext:value-type="string">
            <text:p>10000numbers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506090" calcext:value-type="float">
            <text:p>506090</text:p>
          </table:table-cell>
          <table:table-cell/>
          <table:table-cell office:value-type="float" office:value="158658" calcext:value-type="float">
            <text:p>158658</text:p>
          </table:table-cell>
          <table:table-cell office:value-type="float" office:value="492823" calcext:value-type="float">
            <text:p>492823</text:p>
          </table:table-cell>
          <table:table-cell office:value-type="float" office:value="2101449" calcext:value-type="float">
            <text:p>2101449</text:p>
          </table:table-cell>
          <table:table-cell office:value-type="float" office:value="3859417" calcext:value-type="float">
            <text:p>3859417</text:p>
          </table:table-cell>
          <table:table-cell office:value-type="float" office:value="5752057" calcext:value-type="float">
            <text:p>5752057</text:p>
          </table:table-cell>
          <table:table-cell office:value-type="float" office:value="2774096" calcext:value-type="float">
            <text:p>2774096</text:p>
          </table:table-cell>
        </table:table-row>
        <table:table-row table:style-name="ro1">
          <table:table-cell office:value-type="string" calcext:value-type="string">
            <text:p>100000numbers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59169" calcext:value-type="float">
            <text:p>5059169</text:p>
          </table:table-cell>
          <table:table-cell/>
          <table:table-cell office:value-type="float" office:value="1272132" calcext:value-type="float">
            <text:p>1272132</text:p>
          </table:table-cell>
          <table:table-cell office:value-type="float" office:value="1667939" calcext:value-type="float">
            <text:p>1667939</text:p>
          </table:table-cell>
          <table:table-cell office:value-type="float" office:value="2107843" calcext:value-type="float">
            <text:p>2107843</text:p>
          </table:table-cell>
          <table:table-cell office:value-type="float" office:value="1661958" calcext:value-type="float">
            <text:p>1661958</text:p>
          </table:table-cell>
          <table:table-cell office:value-type="float" office:value="4532619" calcext:value-type="float">
            <text:p>4532619</text:p>
          </table:table-cell>
          <table:table-cell office:value-type="float" office:value="4083637" calcext:value-type="float">
            <text:p>4083637</text:p>
          </table:table-cell>
        </table:table-row>
        <table:table-row table:style-name="ro1">
          <table:table-cell office:value-type="string" calcext:value-type="string">
            <text:p>1000000numbers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473230" calcext:value-type="float">
            <text:p>50473230</text:p>
          </table:table-cell>
          <table:table-cell/>
          <table:table-cell office:value-type="float" office:value="3268272" calcext:value-type="float">
            <text:p>3268272</text:p>
          </table:table-cell>
          <table:table-cell office:value-type="float" office:value="3780139" calcext:value-type="float">
            <text:p>3780139</text:p>
          </table:table-cell>
          <table:table-cell office:value-type="float" office:value="7139893" calcext:value-type="float">
            <text:p>7139893</text:p>
          </table:table-cell>
          <table:table-cell office:value-type="float" office:value="8253089" calcext:value-type="float">
            <text:p>8253089</text:p>
          </table:table-cell>
          <table:table-cell office:value-type="float" office:value="15402820" calcext:value-type="float">
            <text:p>15402820</text:p>
          </table:table-cell>
          <table:table-cell office:value-type="float" office:value="14748444" calcext:value-type="float">
            <text:p>14748444</text:p>
          </table:table-cell>
        </table:table-row>
        <table:table-row table:style-name="ro1">
          <table:table-cell office:value-type="string" calcext:value-type="string">
            <text:p>10000000numbers.tx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5053538" calcext:value-type="float">
            <text:p>505053538</text:p>
          </table:table-cell>
          <table:table-cell/>
          <table:table-cell office:value-type="float" office:value="6991001" calcext:value-type="float">
            <text:p>6991001</text:p>
          </table:table-cell>
          <table:table-cell office:value-type="float" office:value="7660705" calcext:value-type="float">
            <text:p>7660705</text:p>
          </table:table-cell>
          <table:table-cell office:value-type="float" office:value="9392680" calcext:value-type="float">
            <text:p>9392680</text:p>
          </table:table-cell>
          <table:table-cell office:value-type="float" office:value="10465892" calcext:value-type="float">
            <text:p>10465892</text:p>
          </table:table-cell>
          <table:table-cell office:value-type="float" office:value="12168950" calcext:value-type="float">
            <text:p>12168950</text:p>
          </table:table-cell>
          <table:table-cell office:value-type="float" office:value="15172871" calcext:value-type="float">
            <text:p>15172871</text:p>
          </table:table-cell>
        </table:table-row>
        <table:table-row table:style-name="ro1">
          <table:table-cell office:value-type="string" calcext:value-type="string">
            <text:p>100000000numbers.txt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50391777" calcext:value-type="float">
            <text:p>5050391777</text:p>
          </table:table-cell>
          <table:table-cell/>
          <table:table-cell office:value-type="float" office:value="39030111" calcext:value-type="float">
            <text:p>39030111</text:p>
          </table:table-cell>
          <table:table-cell office:value-type="float" office:value="41561877" calcext:value-type="float">
            <text:p>41561877</text:p>
          </table:table-cell>
          <table:table-cell office:value-type="float" office:value="29471218" calcext:value-type="float">
            <text:p>29471218</text:p>
          </table:table-cell>
          <table:table-cell office:value-type="float" office:value="29977264" calcext:value-type="float">
            <text:p>29977264</text:p>
          </table:table-cell>
          <table:table-cell office:value-type="float" office:value="32187928" calcext:value-type="float">
            <text:p>32187928</text:p>
          </table:table-cell>
          <table:table-cell office:value-type="float" office:value="37573053" calcext:value-type="float">
            <text:p>3757305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Java1. </text:p>
          </table:table-cell>
          <table:table-cell office:value-type="string" calcext:value-type="string">
            <text:p>All using 1 thread is slower than using Array_Sum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Java2. </text:p>
          </table:table-cell>
          <table:table-cell office:value-type="string" calcext:value-type="string">
            <text:p>All using T&gt;1 threads are slower than the times using a single threa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office:value-type="string" calcext:value-type="string">
            <text:p>The threads have to all wait until the previous thread is done to sum up all the valu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Java3.</text:p>
          </table:table-cell>
          <table:table-cell office:value-type="string" calcext:value-type="string">
            <text:p>I think that adding up tends to increase the time, whereas other circumstances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office:value-type="string" calcext:value-type="string">
            <text:p>like having to sort, or having multicores decreased the time neede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Java4. </text:p>
          </table:table-cell>
          <table:table-cell office:value-type="string" calcext:value-type="string">
            <text:p>Java’s HotSpot tech improves performance by around 2/3, with 11195747 time unites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input file name</text:p>
          </table:table-cell>
          <table:table-cell table:style-name="ce2" office:value-type="string" calcext:value-type="string">
            <text:p>num of values</text:p>
          </table:table-cell>
          <table:table-cell table:style-name="ce2" office:value-type="string" calcext:value-type="string">
            <text:p>sum of numbers</text:p>
          </table:table-cell>
          <table:table-cell table:style-name="ce2"/>
          <table:table-cell table:style-name="ce2" office:value-type="string" calcext:value-type="string">
            <text:p>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numbers.txt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.000000212" calcext:value-type="float">
            <text:p>2.12E-07</text:p>
          </table:table-cell>
          <table:table-cell table:number-columns-repeated="3" office:value-type="string" calcext:value-type="string">
            <text:p>…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1000numbers.txt</text:p>
          </table:table-cell>
          <table:table-cell office:value-type="float" office:value="1000" calcext:value-type="float">
            <text:p>1000</text:p>
          </table:table-cell>
          <table:table-cell office:value-type="float" office:value="50104" calcext:value-type="float">
            <text:p>50104</text:p>
          </table:table-cell>
          <table:table-cell/>
          <table:table-cell office:value-type="float" office:value="0.000002825" calcext:value-type="float">
            <text:p>2.825E-06</text:p>
          </table:table-cell>
          <table:table-cell office:value-type="float" office:value="0.000009934" calcext:value-type="float">
            <text:p>9.934E-06</text:p>
          </table:table-cell>
          <table:table-cell office:value-type="float" office:value="0.000285536" calcext:value-type="float">
            <text:p>0.000285536</text:p>
          </table:table-cell>
          <table:table-cell office:value-type="float" office:value="0.000403051" calcext:value-type="float">
            <text:p>0.000403051</text:p>
          </table:table-cell>
          <table:table-cell office:value-type="float" office:value="0.00043424" calcext:value-type="float">
            <text:p>0.00043424</text:p>
          </table:table-cell>
          <table:table-cell office:value-type="float" office:value="0.00053618" calcext:value-type="float">
            <text:p>0.00053618</text:p>
          </table:table-cell>
        </table:table-row>
        <table:table-row table:style-name="ro1">
          <table:table-cell office:value-type="string" calcext:value-type="string">
            <text:p>10000numbers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506090" calcext:value-type="float">
            <text:p>506090</text:p>
          </table:table-cell>
          <table:table-cell/>
          <table:table-cell office:value-type="float" office:value="0.000035566" calcext:value-type="float">
            <text:p>3.5566E-05</text:p>
          </table:table-cell>
          <table:table-cell office:value-type="float" office:value="0.000034859" calcext:value-type="float">
            <text:p>3.4859E-05</text:p>
          </table:table-cell>
          <table:table-cell office:value-type="float" office:value="0.000282386" calcext:value-type="float">
            <text:p>0.000282386</text:p>
          </table:table-cell>
          <table:table-cell office:value-type="float" office:value="0.00038218" calcext:value-type="float">
            <text:p>0.00038218</text:p>
          </table:table-cell>
          <table:table-cell office:value-type="float" office:value="0.000411951" calcext:value-type="float">
            <text:p>0.000411951</text:p>
          </table:table-cell>
          <table:table-cell office:value-type="float" office:value="0.000477127" calcext:value-type="float">
            <text:p>0.000477127</text:p>
          </table:table-cell>
        </table:table-row>
        <table:table-row table:style-name="ro1">
          <table:table-cell office:value-type="string" calcext:value-type="string">
            <text:p>100000numbers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59169" calcext:value-type="float">
            <text:p>5059169</text:p>
          </table:table-cell>
          <table:table-cell/>
          <table:table-cell office:value-type="float" office:value="0.000298461" calcext:value-type="float">
            <text:p>0.000298461</text:p>
          </table:table-cell>
          <table:table-cell office:value-type="float" office:value="0.000257534" calcext:value-type="float">
            <text:p>0.000257534</text:p>
          </table:table-cell>
          <table:table-cell office:value-type="float" office:value="0.000422488" calcext:value-type="float">
            <text:p>0.000422488</text:p>
          </table:table-cell>
          <table:table-cell office:value-type="float" office:value="0.000481216" calcext:value-type="float">
            <text:p>0.000481216</text:p>
          </table:table-cell>
          <table:table-cell office:value-type="float" office:value="0.000523685" calcext:value-type="float">
            <text:p>0.000523685</text:p>
          </table:table-cell>
          <table:table-cell office:value-type="float" office:value="0.000432192" calcext:value-type="float">
            <text:p>0.000432192</text:p>
          </table:table-cell>
        </table:table-row>
        <table:table-row table:style-name="ro1">
          <table:table-cell office:value-type="string" calcext:value-type="string">
            <text:p>1000000numbers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473230" calcext:value-type="float">
            <text:p>50473230</text:p>
          </table:table-cell>
          <table:table-cell/>
          <table:table-cell office:value-type="float" office:value="0.002997449" calcext:value-type="float">
            <text:p>0.002997449</text:p>
          </table:table-cell>
          <table:table-cell office:value-type="float" office:value="0.002682872" calcext:value-type="float">
            <text:p>0.002682872</text:p>
          </table:table-cell>
          <table:table-cell office:value-type="float" office:value="0.001751167" calcext:value-type="float">
            <text:p>0.001751167</text:p>
          </table:table-cell>
          <table:table-cell office:value-type="float" office:value="0.001371782" calcext:value-type="float">
            <text:p>0.001371782</text:p>
          </table:table-cell>
          <table:table-cell office:value-type="float" office:value="0.001310869" calcext:value-type="float">
            <text:p>0.001310869</text:p>
          </table:table-cell>
          <table:table-cell office:value-type="float" office:value="0.00165196" calcext:value-type="float">
            <text:p>0.00165196</text:p>
          </table:table-cell>
        </table:table-row>
        <table:table-row table:style-name="ro1">
          <table:table-cell office:value-type="string" calcext:value-type="string">
            <text:p>10000000numbers.tx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5053538" calcext:value-type="float">
            <text:p>505053538</text:p>
          </table:table-cell>
          <table:table-cell/>
          <table:table-cell office:value-type="float" office:value="0.002648092" calcext:value-type="float">
            <text:p>0.002648092</text:p>
          </table:table-cell>
          <table:table-cell office:value-type="float" office:value="0.026363193" calcext:value-type="float">
            <text:p>0.026363193</text:p>
          </table:table-cell>
          <table:table-cell office:value-type="float" office:value="0.013643294" calcext:value-type="float">
            <text:p>0.013643294</text:p>
          </table:table-cell>
          <table:table-cell office:value-type="float" office:value="0.009586806" calcext:value-type="float">
            <text:p>0.009586806</text:p>
          </table:table-cell>
          <table:table-cell office:value-type="float" office:value="0.007654699" calcext:value-type="float">
            <text:p>0.007654699</text:p>
          </table:table-cell>
          <table:table-cell office:value-type="float" office:value="0.011547254" calcext:value-type="float">
            <text:p>0.01154725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Ada1.</text:p>
          </table:table-cell>
          <table:table-cell office:value-type="string" calcext:value-type="string">
            <text:p>The time it takes using thread one is faster than using array_sum except for 1000numbers.tx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Ada2.</text:p>
          </table:table-cell>
          <table:table-cell office:value-type="string" calcext:value-type="string">
            <text:p>The time it takes using T&gt;1 is faster than using array_sum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re threads tend to make faste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Ada3</text:p>
          </table:table-cell>
          <table:table-cell office:value-type="string" calcext:value-type="string">
            <text:p>The array must be 1000 or bigger for 2 threads and 1000000 for 4 thread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Ada4</text:p>
          </table:table-cell>
          <table:table-cell office:value-type="string" calcext:value-type="string">
            <text:p>The Ada times are must faster compared to Java times.</text:p>
          </table:table-cell>
          <table:table-cell table:number-columns-repeated="4"/>
        </table:table-row>
        <table:table-row table:style-name="ro1">
          <table:table-cell table:number-columns-repeated="4"/>
          <table:table-cell>
            <draw:frame table:end-cell-address="Sheet1.J56" table:end-x="37.62pt" table:end-y="1.36pt" draw:z-index="0" draw:name="Chart 2" draw:style-name="gr2" svg:width="333.75pt" svg:height="270.51pt" svg:x="23.92pt" svg:y="12.5pt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2">
          <table:table-cell table:number-columns-repeated="10"/>
        </table:table-row>
        <table:table-row table:style-name="ro1">
          <table:table-cell table:style-name="ce2" office:value-type="string" calcext:value-type="string">
            <text:p>input file name</text:p>
          </table:table-cell>
          <table:table-cell table:style-name="ce2" office:value-type="string" calcext:value-type="string">
            <text:p>num of values</text:p>
          </table:table-cell>
          <table:table-cell table:style-name="ce2" office:value-type="string" calcext:value-type="string">
            <text:p>sum of numbers</text:p>
          </table:table-cell>
          <table:table-cell table:style-name="ce2"/>
          <table:table-cell table:style-name="ce2" office:value-type="string" calcext:value-type="string">
            <text:p>Cloju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numbers.txt</text:p>
          </table:table-cell>
          <table:table-cell office:value-type="float" office:value="1000" calcext:value-type="float">
            <text:p>1000</text:p>
          </table:table-cell>
          <table:table-cell office:value-type="float" office:value="50104" calcext:value-type="float">
            <text:p>50104</text:p>
          </table:table-cell>
          <table:table-cell/>
          <table:table-cell office:value-type="float" office:value="1318468" calcext:value-type="float">
            <text:p>1318468</text:p>
          </table:table-cell>
          <table:table-cell office:value-type="float" office:value="3496623" calcext:value-type="float">
            <text:p>3496623</text:p>
          </table:table-cell>
          <table:table-cell office:value-type="float" office:value="17511632" calcext:value-type="float">
            <text:p>17511632</text:p>
          </table:table-cell>
          <table:table-cell office:value-type="float" office:value="25276476" calcext:value-type="float">
            <text:p>25276476</text:p>
          </table:table-cell>
          <table:table-cell office:value-type="float" office:value="20050310" calcext:value-type="float">
            <text:p>20050310</text:p>
          </table:table-cell>
          <table:table-cell office:value-type="float" office:value="29501757" calcext:value-type="float">
            <text:p>29501757</text:p>
          </table:table-cell>
        </table:table-row>
        <table:table-row table:style-name="ro1">
          <table:table-cell office:value-type="string" calcext:value-type="string">
            <text:p>10000numbers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506090" calcext:value-type="float">
            <text:p>506090</text:p>
          </table:table-cell>
          <table:table-cell/>
          <table:table-cell office:value-type="float" office:value="8565549" calcext:value-type="float">
            <text:p>8565549</text:p>
          </table:table-cell>
          <table:table-cell office:value-type="float" office:value="9679357" calcext:value-type="float">
            <text:p>9679357</text:p>
          </table:table-cell>
          <table:table-cell office:value-type="float" office:value="15832559" calcext:value-type="float">
            <text:p>15832559</text:p>
          </table:table-cell>
          <table:table-cell office:value-type="float" office:value="15550601" calcext:value-type="float">
            <text:p>15550601</text:p>
          </table:table-cell>
          <table:table-cell office:value-type="float" office:value="19642859" calcext:value-type="float">
            <text:p>19642859</text:p>
          </table:table-cell>
          <table:table-cell office:value-type="float" office:value="28371913" calcext:value-type="float">
            <text:p>28371913</text:p>
          </table:table-cell>
        </table:table-row>
        <table:table-row table:style-name="ro1">
          <table:table-cell office:value-type="string" calcext:value-type="string">
            <text:p>100000numbers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59169" calcext:value-type="float">
            <text:p>5059169</text:p>
          </table:table-cell>
          <table:table-cell/>
          <table:table-cell office:value-type="float" office:value="46270441" calcext:value-type="float">
            <text:p>46270441</text:p>
          </table:table-cell>
          <table:table-cell office:value-type="float" office:value="42832531" calcext:value-type="float">
            <text:p>42832531</text:p>
          </table:table-cell>
          <table:table-cell office:value-type="float" office:value="46007389" calcext:value-type="float">
            <text:p>46007389</text:p>
          </table:table-cell>
          <table:table-cell office:value-type="float" office:value="49320674" calcext:value-type="float">
            <text:p>49320674</text:p>
          </table:table-cell>
          <table:table-cell office:value-type="float" office:value="52623299" calcext:value-type="float">
            <text:p>52623299</text:p>
          </table:table-cell>
          <table:table-cell office:value-type="float" office:value="49735936" calcext:value-type="float">
            <text:p>49735936</text:p>
          </table:table-cell>
        </table:table-row>
        <table:table-row table:style-name="ro1">
          <table:table-cell office:value-type="string" calcext:value-type="string">
            <text:p>1000000numbers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473230" calcext:value-type="float">
            <text:p>50473230</text:p>
          </table:table-cell>
          <table:table-cell/>
          <table:table-cell office:value-type="float" office:value="361291198" calcext:value-type="float">
            <text:p>361291198</text:p>
          </table:table-cell>
          <table:table-cell office:value-type="float" office:value="257653229" calcext:value-type="float">
            <text:p>257653229</text:p>
          </table:table-cell>
          <table:table-cell office:value-type="float" office:value="146318857" calcext:value-type="float">
            <text:p>146318857</text:p>
          </table:table-cell>
          <table:table-cell office:value-type="float" office:value="151037063" calcext:value-type="float">
            <text:p>151037063</text:p>
          </table:table-cell>
          <table:table-cell office:value-type="float" office:value="164064782" calcext:value-type="float">
            <text:p>164064782</text:p>
          </table:table-cell>
          <table:table-cell office:value-type="float" office:value="141388753" calcext:value-type="float">
            <text:p>141388753</text:p>
          </table:table-cell>
        </table:table-row>
        <table:table-row table:style-name="ro1">
          <table:table-cell office:value-type="string" calcext:value-type="string">
            <text:p>10000000numbers.tx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5053538" calcext:value-type="float">
            <text:p>505053538</text:p>
          </table:table-cell>
          <table:table-cell/>
          <table:table-cell office:value-type="float" office:value="3141832130" calcext:value-type="float">
            <text:p>3141832130</text:p>
          </table:table-cell>
          <table:table-cell office:value-type="float" office:value="2356807842" calcext:value-type="float">
            <text:p>2356807842</text:p>
          </table:table-cell>
          <table:table-cell office:value-type="float" office:value="1254488555" calcext:value-type="float">
            <text:p>1254488555</text:p>
          </table:table-cell>
          <table:table-cell office:value-type="float" office:value="1224806461" calcext:value-type="float">
            <text:p>1224806461</text:p>
          </table:table-cell>
          <table:table-cell office:value-type="float" office:value="730979487" calcext:value-type="float">
            <text:p>730979487</text:p>
          </table:table-cell>
          <table:table-cell office:value-type="float" office:value="786508828" calcext:value-type="float">
            <text:p>7865088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Clojure1</text:p>
          </table:table-cell>
          <table:table-cell office:value-type="string" calcext:value-type="string">
            <text:p>ThreadedArraySum is slower for 1000 and 10000 array sizes but fatster than arrysum for arrazy sized bigge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Clojure2</text:p>
          </table:table-cell>
          <table:table-cell office:value-type="string" calcext:value-type="string">
            <text:p>It takes longer times when using t&gt;1 threads than a single threa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/>
          <table:table-cell office:value-type="string" calcext:value-type="string">
            <text:p>The slices have to wait on the previous one to add up, so it takes longe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Clojure3</text:p>
          </table:table-cell>
          <table:table-cell office:value-type="string" calcext:value-type="string">
            <text:p>When the array sizes are less than 1000000, using more threads to solve the problem makes the time to increase</text:p>
          </table:table-cell>
          <table:table-cell table:number-columns-repeated="4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style-name="ce2" office:value-type="string" calcext:value-type="string">
            <text:p>input file name</text:p>
          </table:table-cell>
          <table:table-cell table:style-name="ce2" office:value-type="string" calcext:value-type="string">
            <text:p>num of values</text:p>
          </table:table-cell>
          <table:table-cell table:style-name="ce2" office:value-type="string" calcext:value-type="string">
            <text:p>sum of numbers</text:p>
          </table:table-cell>
          <table:table-cell table:style-name="ce2"/>
          <table:table-cell table:style-name="ce2" office:value-type="string" calcext:value-type="string">
            <text:p>Rub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numbers.txt</text:p>
          </table:table-cell>
          <table:table-cell office:value-type="float" office:value="1000" calcext:value-type="float">
            <text:p>1000</text:p>
          </table:table-cell>
          <table:table-cell office:value-type="float" office:value="50104" calcext:value-type="float">
            <text:p>50104</text:p>
          </table:table-cell>
          <table:table-cell/>
          <table:table-cell office:value-type="float" office:value="0.000032811" calcext:value-type="float">
            <text:p>3.2811E-05</text:p>
          </table:table-cell>
          <table:table-cell office:value-type="float" office:value="0.000047091" calcext:value-type="float">
            <text:p>4.7091E-05</text:p>
          </table:table-cell>
          <table:table-cell office:value-type="float" office:value="0.000141559" calcext:value-type="float">
            <text:p>0.000141559</text:p>
          </table:table-cell>
          <table:table-cell office:value-type="float" office:value="0.000263552" calcext:value-type="float">
            <text:p>0.000263552</text:p>
          </table:table-cell>
          <table:table-cell office:value-type="float" office:value="0.000360018" calcext:value-type="float">
            <text:p>0.000360018</text:p>
          </table:table-cell>
          <table:table-cell office:value-type="float" office:value="0.000439623" calcext:value-type="float">
            <text:p>0.000439623</text:p>
          </table:table-cell>
        </table:table-row>
        <table:table-row table:style-name="ro1">
          <table:table-cell office:value-type="string" calcext:value-type="string">
            <text:p>10000numbers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506090" calcext:value-type="float">
            <text:p>506090</text:p>
          </table:table-cell>
          <table:table-cell/>
          <table:table-cell office:value-type="float" office:value="0.00035559" calcext:value-type="float">
            <text:p>0.00035559</text:p>
          </table:table-cell>
          <table:table-cell office:value-type="float" office:value="0.000412936" calcext:value-type="float">
            <text:p>0.000412936</text:p>
          </table:table-cell>
          <table:table-cell office:value-type="float" office:value="0.000602264" calcext:value-type="float">
            <text:p>0.000602264</text:p>
          </table:table-cell>
          <table:table-cell office:value-type="float" office:value="0.000650166" calcext:value-type="float">
            <text:p>0.000650166</text:p>
          </table:table-cell>
          <table:table-cell office:value-type="float" office:value="0.000709155" calcext:value-type="float">
            <text:p>0.000709155</text:p>
          </table:table-cell>
          <table:table-cell office:value-type="float" office:value="0.000778567" calcext:value-type="float">
            <text:p>0.000778567</text:p>
          </table:table-cell>
        </table:table-row>
        <table:table-row table:style-name="ro1">
          <table:table-cell office:value-type="string" calcext:value-type="string">
            <text:p>100000numbers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59169" calcext:value-type="float">
            <text:p>5059169</text:p>
          </table:table-cell>
          <table:table-cell/>
          <table:table-cell office:value-type="float" office:value="0.003197455" calcext:value-type="float">
            <text:p>0.003197455</text:p>
          </table:table-cell>
          <table:table-cell office:value-type="float" office:value="0.004142032" calcext:value-type="float">
            <text:p>0.004142032</text:p>
          </table:table-cell>
          <table:table-cell office:value-type="float" office:value="0.004337201" calcext:value-type="float">
            <text:p>0.004337201</text:p>
          </table:table-cell>
          <table:table-cell office:value-type="float" office:value="0.004563347" calcext:value-type="float">
            <text:p>0.004563347</text:p>
          </table:table-cell>
          <table:table-cell office:value-type="float" office:value="0.004681534" calcext:value-type="float">
            <text:p>0.004681534</text:p>
          </table:table-cell>
          <table:table-cell office:value-type="float" office:value="0.004628879" calcext:value-type="float">
            <text:p>0.004628879</text:p>
          </table:table-cell>
        </table:table-row>
        <table:table-row table:style-name="ro1">
          <table:table-cell office:value-type="string" calcext:value-type="string">
            <text:p>1000000numbers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473230" calcext:value-type="float">
            <text:p>50473230</text:p>
          </table:table-cell>
          <table:table-cell/>
          <table:table-cell office:value-type="float" office:value="0.032746275" calcext:value-type="float">
            <text:p>0.032746275</text:p>
          </table:table-cell>
          <table:table-cell office:value-type="float" office:value="0.04147219" calcext:value-type="float">
            <text:p>0.04147219</text:p>
          </table:table-cell>
          <table:table-cell office:value-type="float" office:value="0.041734217" calcext:value-type="float">
            <text:p>0.041734217</text:p>
          </table:table-cell>
          <table:table-cell office:value-type="float" office:value="0.042429788" calcext:value-type="float">
            <text:p>0.042429788</text:p>
          </table:table-cell>
          <table:table-cell office:value-type="float" office:value="0.044300696" calcext:value-type="float">
            <text:p>0.044300696</text:p>
          </table:table-cell>
          <table:table-cell office:value-type="float" office:value="0.045585938" calcext:value-type="float">
            <text:p>0.0455859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Ruby1</text:p>
          </table:table-cell>
          <table:table-cell office:value-type="string" calcext:value-type="string">
            <text:p>Time using Threadedarraysum with one thread is slower than using array_sum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Ruby2</text:p>
          </table:table-cell>
          <table:table-cell office:value-type="string" calcext:value-type="string">
            <text:p>Time using T&gt;1 threads are all slower than using one single threa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Ruby3</text:p>
          </table:table-cell>
          <table:table-cell office:value-type="string" calcext:value-type="string">
            <text:p>Compared to Ada times, the Ruby times are a bit slowe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Ruby4</text:p>
          </table:table-cell>
          <table:table-cell office:value-type="string" calcext:value-type="string">
            <text:p>Ruby multithreading seems to act like fake-multithreading;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t does run concurrently, but people just care about scaling to multiple machin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07:42:50.945858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03:55:43.962584803</meta:creation-date>
    <dc:date>2020-05-02T08:16:56.798074959</dc:date>
    <meta:editing-duration>PT1H24M36S</meta:editing-duration>
    <meta:editing-cycles>12</meta:editing-cycles>
    <meta:generator>LibreOffice/6.0.7.3$Linux_X86_64 LibreOffice_project/00m0$Build-3</meta:generator>
    <meta:document-statistic meta:table-count="1" meta:cell-count="2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8.998cm" xlink:href=".." xlink:type="simple" chart:class="chart:bar" chart:style-name="ch1">
        <chart:title svg:x="2.488cm" svg:y="0.315cm" chart:style-name="ch2">
          <text:p>3D Bar middle execution time for 10000000numbers.txt</text:p>
        </chart:title>
        <chart:legend chart:legend-position="end" svg:x="14.123cm" svg:y="4.2cm" style:legend-expansion="high" chart:style-name="ch3"/>
        <chart:plot-area chart:style-name="ch4" table:cell-range-address="Sheet1.F62:Sheet1.J62" svg:x="1.331cm" svg:y="1.273cm" svg:width="12.472cm" svg:height="6.56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535cm" svg:y="1.273cm" svg:width="10.167cm" svg:height="5.9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6.2cm" svg:y="8.017cm" chart:style-name="ch6">
              <text:p>number of threads</text:p>
            </chart:title>
          </chart:axis>
          <chart:axis chart:dimension="y" chart:name="primary-y" chart:style-name="ch7">
            <chart:title svg:x="0.451cm" svg:y="4.917cm" chart:style-name="ch8">
              <text:p>time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F62:Sheet1.J6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2356807842">
                <text:p>2356807842</text:p>
                <draw:g>
                  <svg:desc>Sheet1.F62:Sheet1.J62</svg:desc>
                </draw:g>
              </table:table-cell>
              <table:table-cell office:value-type="float" office:value="1254488555">
                <text:p>1254488555</text:p>
              </table:table-cell>
              <table:table-cell office:value-type="float" office:value="1224806461">
                <text:p>1224806461</text:p>
              </table:table-cell>
              <table:table-cell office:value-type="float" office:value="730979487">
                <text:p>730979487</text:p>
              </table:table-cell>
              <table:table-cell office:value-type="float" office:value="786508828">
                <text:p>786508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vertical="true" chart:auto-position="true" chart:auto-size="true" chart:treat-empty-cells="leave-gap"/>
      <style:graphic-properties draw:stroke="none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219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</office:automatic-styles>
  <office:body>
    <office:chart>
      <chart:chart svg:width="11.777cm" svg:height="9.542cm" xlink:href="." xlink:type="simple" chart:class="chart:bar" chart:style-name="ch1">
        <chart:title svg:x="0.586cm" svg:y="0.326cm" chart:style-name="ch2">
          <text:p>3D Bar Chart for performance of tasked_array_sum</text:p>
        </chart:title>
        <chart:legend chart:legend-position="bottom" svg:x="1.619cm" svg:y="9.022cm" style:legend-expansion="wide" chart:style-name="ch3"/>
        <chart:plot-area chart:style-name="ch4" chart:data-source-has-labels="both" svg:x="1.242cm" svg:y="1.315cm" svg:width="10.3cm" svg:height="6.356cm" dr3d:transform="matrix (0.995644463827421 -0.0298087209776663 -0.0883376579012785 0.0368334288445055 0.996194774593609 0.0789890472910307 0.0856469507301013 -0.0818987864749144 0.99295376962101 0cm 0cm 0cm)" dr3d:vrp="(25200.9704004218 14678.5865814625 35147.5888210462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4.501cm" svg:y="1.315cm" svg:width="6.85cm" svg:height="5.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title svg:x="0.451cm" svg:y="5.179cm" chart:style-name="ch6">
              <text:p>file input</text:p>
            </chart:title>
            <chart:categories table:cell-range-address="local-table.$A$2:.$A$6"/>
          </chart:axis>
          <chart:axis chart:dimension="y" chart:name="primary-y" chart:style-name="ch7">
            <chart:title svg:x="4.383cm" svg:y="7.861cm" chart:style-name="ch8">
              <text:p>time performance (second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series chart:style-name="ch14" chart:values-cell-range-address="local-table.$E$2:.$E$6" chart:label-cell-address="local-table.$E$1" chart:class="chart:bar">
            <chart:data-point chart:repeated="5"/>
          </chart:series>
          <chart:series chart:style-name="ch15" chart:values-cell-range-address="local-table.$F$2:.$F$6" chart:label-cell-address="local-table.$F$1" chart:class="chart:bar">
            <chart:data-point chart:repeated="5"/>
          </chart:series>
          <chart:wall chart:style-name="ch16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000numbers.txt</text:p>
              </table:table-cell>
              <table:table-cell office:value-type="float" office:value="0.000009934">
                <text:p>0.000009934</text:p>
              </table:table-cell>
              <table:table-cell office:value-type="float" office:value="0.000285536">
                <text:p>0.000285536</text:p>
              </table:table-cell>
              <table:table-cell office:value-type="float" office:value="0.000403051">
                <text:p>0.000403051</text:p>
              </table:table-cell>
              <table:table-cell office:value-type="float" office:value="0.00043424">
                <text:p>0.00043424</text:p>
              </table:table-cell>
              <table:table-cell office:value-type="float" office:value="0.00053618">
                <text:p>0.00053618</text:p>
              </table:table-cell>
            </table:table-row>
            <table:table-row>
              <table:table-cell office:value-type="string">
                <text:p>10000numbers.txt</text:p>
              </table:table-cell>
              <table:table-cell office:value-type="float" office:value="0.000034859">
                <text:p>0.000034859</text:p>
              </table:table-cell>
              <table:table-cell office:value-type="float" office:value="0.000282386">
                <text:p>0.000282386</text:p>
              </table:table-cell>
              <table:table-cell office:value-type="float" office:value="0.00038218">
                <text:p>0.00038218</text:p>
              </table:table-cell>
              <table:table-cell office:value-type="float" office:value="0.000411951">
                <text:p>0.000411951</text:p>
              </table:table-cell>
              <table:table-cell office:value-type="float" office:value="0.000477127">
                <text:p>0.000477127</text:p>
              </table:table-cell>
            </table:table-row>
            <table:table-row>
              <table:table-cell office:value-type="string">
                <text:p>100000numbers.txt</text:p>
              </table:table-cell>
              <table:table-cell office:value-type="float" office:value="0.000257534">
                <text:p>0.000257534</text:p>
              </table:table-cell>
              <table:table-cell office:value-type="float" office:value="0.000422488">
                <text:p>0.000422488</text:p>
              </table:table-cell>
              <table:table-cell office:value-type="float" office:value="0.000481216">
                <text:p>0.000481216</text:p>
              </table:table-cell>
              <table:table-cell office:value-type="float" office:value="0.000523685">
                <text:p>0.000523685</text:p>
              </table:table-cell>
              <table:table-cell office:value-type="float" office:value="0.000432192">
                <text:p>0.000432192</text:p>
              </table:table-cell>
            </table:table-row>
            <table:table-row>
              <table:table-cell office:value-type="string">
                <text:p>1000000numbers.txt</text:p>
              </table:table-cell>
              <table:table-cell office:value-type="float" office:value="0.002682872">
                <text:p>0.002682872</text:p>
              </table:table-cell>
              <table:table-cell office:value-type="float" office:value="0.001751167">
                <text:p>0.001751167</text:p>
              </table:table-cell>
              <table:table-cell office:value-type="float" office:value="0.001371782">
                <text:p>0.001371782</text:p>
              </table:table-cell>
              <table:table-cell office:value-type="float" office:value="0.001310869">
                <text:p>0.001310869</text:p>
              </table:table-cell>
              <table:table-cell office:value-type="float" office:value="0.00165196">
                <text:p>0.00165196</text:p>
              </table:table-cell>
            </table:table-row>
            <table:table-row>
              <table:table-cell office:value-type="string">
                <text:p>10000000numbers.txt</text:p>
              </table:table-cell>
              <table:table-cell office:value-type="float" office:value="0.026363193">
                <text:p>0.026363193</text:p>
              </table:table-cell>
              <table:table-cell office:value-type="float" office:value="0.013643294">
                <text:p>0.013643294</text:p>
              </table:table-cell>
              <table:table-cell office:value-type="float" office:value="0.009586806">
                <text:p>0.009586806</text:p>
              </table:table-cell>
              <table:table-cell office:value-type="float" office:value="0.007654699">
                <text:p>0.007654699</text:p>
              </table:table-cell>
              <table:table-cell office:value-type="float" office:value="0.011547254">
                <text:p>0.011547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6cm" svg:height="8.998cm" xlink:href=".." xlink:type="simple" chart:class="chart:bar" chart:style-name="ch1">
        <chart:title svg:x="2.832cm" svg:y="0.315cm" chart:style-name="ch2">
          <text:p>Ruby performance chart using threaded_array_sum</text:p>
        </chart:title>
        <chart:legend chart:legend-position="end" svg:x="14.123cm" svg:y="3.204cm" style:legend-expansion="high" chart:style-name="ch3"/>
        <chart:plot-area chart:style-name="ch4" table:cell-range-address="Sheet1.F90:Sheet1.J93" chart:data-source-has-labels="row" svg:x="1.331cm" svg:y="1.273cm" svg:width="12.472cm" svg:height="6.56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67cm" svg:y="1.287cm" svg:width="11.899cm" svg:height="5.8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0.451cm" svg:y="7.774cm" chart:style-name="ch6">
              <text:p>array sizes (1000, 10000,100000, 1000000)</text:p>
            </chart:title>
          </chart:axis>
          <chart:axis chart:dimension="y" chart:name="primary-y" chart:style-name="ch7">
            <chart:title svg:x="7.205cm" svg:y="8.017cm" chart:style-name="ch8">
              <text:p>time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F90:Sheet1.F93" loext:label-string="thread1" chart:class="chart:bar">
            <chart:data-point chart:repeated="4"/>
          </chart:series>
          <chart:series chart:style-name="ch11" chart:values-cell-range-address="Sheet1.G90:Sheet1.G93" loext:label-string="thread2" chart:class="chart:bar">
            <chart:data-point chart:repeated="4"/>
          </chart:series>
          <chart:series chart:style-name="ch12" chart:values-cell-range-address="Sheet1.H90:Sheet1.H93" loext:label-string="thread3" chart:class="chart:bar">
            <chart:data-point chart:repeated="4"/>
          </chart:series>
          <chart:series chart:style-name="ch13" chart:values-cell-range-address="Sheet1.I90:Sheet1.I93" loext:label-string="thread4" chart:class="chart:bar">
            <chart:data-point chart:repeated="4"/>
          </chart:series>
          <chart:series chart:style-name="ch14" chart:values-cell-range-address="Sheet1.J90:Sheet1.J93" loext:label-string="thread5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1</text:p>
              </table:table-cell>
              <table:table-cell office:value-type="string">
                <text:p>thread2</text:p>
              </table:table-cell>
              <table:table-cell office:value-type="string">
                <text:p>thread3</text:p>
              </table:table-cell>
              <table:table-cell office:value-type="string">
                <text:p>thread4</text:p>
              </table:table-cell>
              <table:table-cell office:value-type="string">
                <text:p>thread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7091">
                <text:p>0.000047091</text:p>
                <draw:g>
                  <svg:desc>Sheet1.F90:Sheet1.F93</svg:desc>
                </draw:g>
              </table:table-cell>
              <table:table-cell office:value-type="float" office:value="0.000141559">
                <text:p>0.000141559</text:p>
                <draw:g>
                  <svg:desc>Sheet1.G90:Sheet1.G93</svg:desc>
                </draw:g>
              </table:table-cell>
              <table:table-cell office:value-type="float" office:value="0.000263552">
                <text:p>0.000263552</text:p>
                <draw:g>
                  <svg:desc>Sheet1.H90:Sheet1.H93</svg:desc>
                </draw:g>
              </table:table-cell>
              <table:table-cell office:value-type="float" office:value="0.000360018">
                <text:p>0.000360018</text:p>
                <draw:g>
                  <svg:desc>Sheet1.I90:Sheet1.I93</svg:desc>
                </draw:g>
              </table:table-cell>
              <table:table-cell office:value-type="float" office:value="0.000439623">
                <text:p>0.000439623</text:p>
                <draw:g>
                  <svg:desc>Sheet1.J90:Sheet1.J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12936">
                <text:p>0.000412936</text:p>
              </table:table-cell>
              <table:table-cell office:value-type="float" office:value="0.000602264">
                <text:p>0.000602264</text:p>
              </table:table-cell>
              <table:table-cell office:value-type="float" office:value="0.000650166">
                <text:p>0.000650166</text:p>
              </table:table-cell>
              <table:table-cell office:value-type="float" office:value="0.000709155">
                <text:p>0.000709155</text:p>
              </table:table-cell>
              <table:table-cell office:value-type="float" office:value="0.000778567">
                <text:p>0.000778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142032">
                <text:p>0.004142032</text:p>
              </table:table-cell>
              <table:table-cell office:value-type="float" office:value="0.004337201">
                <text:p>0.004337201</text:p>
              </table:table-cell>
              <table:table-cell office:value-type="float" office:value="0.004563347">
                <text:p>0.004563347</text:p>
              </table:table-cell>
              <table:table-cell office:value-type="float" office:value="0.004681534">
                <text:p>0.004681534</text:p>
              </table:table-cell>
              <table:table-cell office:value-type="float" office:value="0.004628879">
                <text:p>0.004628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47219">
                <text:p>0.04147219</text:p>
              </table:table-cell>
              <table:table-cell office:value-type="float" office:value="0.041734217">
                <text:p>0.041734217</text:p>
              </table:table-cell>
              <table:table-cell office:value-type="float" office:value="0.042429788">
                <text:p>0.042429788</text:p>
              </table:table-cell>
              <table:table-cell office:value-type="float" office:value="0.044300696">
                <text:p>0.044300696</text:p>
              </table:table-cell>
              <table:table-cell office:value-type="float" office:value="0.045585938">
                <text:p>0.0455859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